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Moteu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pprendre python</text:p>
            <text:p>Test maquette Nagao/Y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Détection de l’empreinte :</text:span></text:p>
                <text:p><text:span text:style-name="T2">- Utilisation prefixe, suffixe commun (méthode Nagao)</text:span></text:p>
                <text:p><text:span text:style-name="T2">Faites la paix pas la guerre. : Faites l’apéro pas la guerre.</text:span></text:p>
                <text:p><text:span text:style-name="T2">Préfixe commun = ‘Faites l’</text:span></text:p>
                <text:p><text:span text:style-name="T2">Suffixe commun = ‘ pas la guerre.’</text:span></text:p>
                <text:p><text:span text:style-name="T2">- LCS ( longest common substring )</text:span></text:p>
                <text:p><text:span text:style-name="T2">LCS( Bonjour je suis content : Bonsoir j’aime dormir ) = <text:s/>‘Bon’</text:span></text:p>
              </text:list-item>
              <text:list-item>
                <text:p><text:span text:style-name="T2">Application sur la cible</text:span></text:p>
                <text:p><text:span text:style-name="T2">Cible « J’aime pas nager. »</text:span></text:p>
                <text:p><text:span text:style-name="T2">Couple1 ( J'aime pas les pommes.,</text:span><text:span text:style-name="T2"><text:tab/></text:span><text:span text:style-name="T2">Je n'aime pas les pommes., ‘’, ‘e n’)</text:span></text:p>
                <text:p><text:span text:style-name="T2">J</text:span><text:span text:style-name="T3">e n</text:span><text:span text:style-name="T2">’aime pas nager.</text:span></text:p>
                <text:p><text:span text:style-name="T2">Couple2 (J'aime pas l'algebre.</text:span><text:span text:style-name="T2"><text:tab/></text:span><text:span text:style-name="T2">J'aime pas l'algèbre.)</text:span></text:p>
                <text:p><text:span text:style-name="T2">J'aime pas nager</text:span><text:span text:style-name="T3">è</text:span><text:span text:style-name="T4">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mémor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1</text:span><text:span text:style-name="T5">er</text:span><text:span text:style-name="T1"> choix distance LCS ( longest common subsequence) :</text:span></text:p>
                <text:p><text:span text:style-name="T2">distance( nées , nees ) = 2</text:span></text:p>
                <text:p><text:span text:style-name="T2">distance( manger , casser) = 6</text:span></text:p>
                <text:p><text:span text:style-name="T2">pas assez précis résultat souvent faux</text:span></text:p>
                <text:p><text:span text:style-name="T2">Cible  « Tu manges pas. »</text:span></text:p>
                <text:p><text:span text:style-name="T2">Couple1( « Tu rigoles pas souvent. », « Tu ne rigoles pas souvent. »)</text:span></text:p>
                <text:p><text:span text:style-name="T2">Couple2(« T’as mangés ?», « T’as mangé ? »)</text:span></text:p>
                <text:p><text:span text:style-name="T2">distance( Tu manges pas. </text:span><text:span text:style-name="T2">, Tu rigoles pas souvent.</text:span><text:span text:style-name="T2"> ) = 15</text:span></text:p>
                <text:p><text:span text:style-name="T2">distance( T’as mangés ?</text:span><text:span text:style-name="T2">, T’as mangé ?</text:span><text:span text:style-name="T2"> ) = 11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mémo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2ème choix niveau d’indexage :</text:span></text:p>
                <text:p><text:span text:style-name="T2">Cible « Je suis sur Paris »</text:span></text:p>
                <text:p><text:span text:style-name="T2">Couple1 ( Je suis sur Nancy, <text:s text:c="2"/>Je suis à Nancy)</text:span></text:p>
                <text:p><text:span text:style-name="T2">Empreinte1 droite et gauche : ( sur, à)</text:span></text:p>
                <text:p><text:span text:style-name="T2">Index0 « sur »</text:span></text:p>
                <text:p><text:span text:style-name="T2">Index1 « suis sur Nancy » </text:span></text:p>
                <text:p><text:span text:style-name="T2">Index2 «  Je suis sur Nancy »</text:span></text:p>
                <text:p><text:span text:style-name="T2">Couple2 ( Je vais sursurveiller ici, Je vais surveiller ici)</text:span></text:p>
                <text:p><text:span text:style-name="T2">Empreinte2 droite et gauche : ( sur, ‘’)</text:span></text:p>
                <text:p><text:span text:style-name="T2">Index0 « sur »</text:span></text:p>
                <text:p><text:span text:style-name="T2">Index1 « <text:s/>surveiller  » </text:span></text:p>
                <text:p><text:span text:style-name="T2">Index2 «  vais surveiller ici »</text:span></text:p>
                <text:p><text:span text:style-name="T2"/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nexion base de donné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odule python mysD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4:11:53.429566429</meta:creation-date>
    <dc:date>2018-05-20T15:46:11.493702260</dc:date>
    <meta:editing-duration>PT35M15S</meta:editing-duration>
    <meta:editing-cycles>17</meta:editing-cycles>
    <meta:generator>LibreOffice/5.1.6.2$Linux_X86_64 LibreOffice_project/10m0$Build-2</meta:generator>
    <meta:document-statistic meta:object-count="41"/>
  </office:meta>
</office:document-meta>
</file>